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4cdf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17ebcc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4580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145807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17ebcc" style:font-weight-asian="normal" style:font-weight-complex="normal"/>
    </style:style>
    <style:style style:name="T1" style:family="text">
      <style:text-properties style:font-name="source-code-pro" fo:font-size="10.5pt" officeooo:rsid="0014cdf4"/>
    </style:style>
    <style:style style:name="T2" style:family="text">
      <style:text-properties style:font-name="source-code-pro" officeooo:rsid="0016a358"/>
    </style:style>
    <style:style style:name="T3" style:family="text">
      <style:text-properties style:font-name="source-code-pro" officeooo:rsid="001a6693"/>
    </style:style>
    <style:style style:name="T4" style:family="text">
      <style:text-properties style:font-name="source-code-pro" officeooo:rsid="0028f462"/>
    </style:style>
    <style:style style:name="T5" style:family="text">
      <style:text-properties style:font-name="source-code-pro" officeooo:rsid="0017ebcc"/>
    </style:style>
    <style:style style:name="T6" style:family="text">
      <style:text-properties style:font-name="source-code-pro" officeooo:rsid="00196edd"/>
    </style:style>
    <style:style style:name="T7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8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eeba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4cdf4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officeooo:rsid="001fb6b8" style:font-size-asian="12pt" style:font-size-complex="12pt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officeooo:rsid="0014cdf4" style:font-size-asian="12pt" style:font-size-complex="12pt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officeooo:rsid="0002a0e2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145807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14cdf4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officeooo:rsid="0016beec"/>
    </style:style>
    <style:style style:name="T26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27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28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  <style:style style:name="T29" style:family="text">
      <style:text-properties fo:font-variant="normal" fo:text-transform="none" fo:color="#242424" loext:opacity="100%" fo:font-size="12pt" fo:letter-spacing="normal" fo:font-style="normal" officeooo:rsid="0014cdf4" style:font-size-asian="12pt" style:font-size-complex="12pt"/>
    </style:style>
    <style:style style:name="T30" style:family="text">
      <style:text-properties fo:font-variant="normal" fo:text-transform="none" fo:color="#242424" loext:opacity="100%" fo:font-size="12pt" fo:letter-spacing="normal" fo:font-style="normal" officeooo:rsid="0016bee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export</text:span><text:span text:style-name="T9"> </text:span><text:span text:style-name="T10">WANDB_PROJECT=</text:span><text:span text:style-name="T11">mixed_</text:span><text:span text:style-name="T24">immediately_model_1</text:span></text:p>
      <text:p text:style-name="P4"><text:tab/><text:span text:style-name="T12">python3 </text:span><text:span text:style-name="T13">q</text:span><text:span text:style-name="T12">lora.py \</text:span><text:line-break/><text:tab/><text:span text:style-name="T12">--model_name_or_path ./</text:span><text:span text:style-name="T15">models/open_llama_7b_v2</text:span><text:span text:style-name="T14"> </text:span>\</text:p>
      <text:p text:style-name="P5"><text:span text:style-name="T8"><text:tab/>--output_dir ./output/</text:span><text:span text:style-name="T16">mixed_</text:span><text:span text:style-name="T19">immediately</text:span><text:span text:style-name="T16">_models</text:span><text:span text:style-name="T17">/</text:span><text:span text:style-name="T16">mixed_</text:span><text:span text:style-name="T19">immediate</text:span><text:span text:style-name="T16">ly_model_</text:span><text:span text:style-name="T19">1</text:span><text:span text:style-name="T18"> </text:span><text:span text:style-name="T8">\</text:span><text:line-break/><text:tab/><text:span text:style-name="T8">--logging_steps 10 \</text:span><text:line-break/><text:tab/><text:span text:style-name="T8">--save_strategy steps \</text:span><text:line-break/><text:tab/><text:span text:style-name="T8">--data_seed 42 \</text:span><text:line-break/><text:tab/><text:span text:style-name="T8">--save_steps 500 \</text:span><text:line-break/><text:tab/><text:span text:style-name="T8">--save_total_limit </text:span><text:span text:style-name="T10">2</text:span><text:span text:style-name="T8">0 \</text:span><text:line-break/><text:tab/><text:span text:style-name="T8">--evaluation_strategy steps \</text:span><text:line-break/><text:tab/><text:span text:style-name="T8">--eval_dataset_size </text:span><text:span text:style-name="T23">21600</text:span><text:span text:style-name="T20"> </text:span><text:span text:style-name="T8">\</text:span><text:line-break/><text:tab/><text:span text:style-name="T8">--per_device_eval_batch_size 16 \</text:span><text:line-break/><text:tab/><text:span text:style-name="T8">--max_new_tokens 32 \</text:span><text:line-break/><text:tab/><text:span text:style-name="T8">--dataloader_num_workers 3 \</text:span><text:line-break/><text:tab/><text:span text:style-name="T8">--group_by_length \</text:span><text:line-break/><text:tab/><text:span text:style-name="T8">--logging_strategy steps \</text:span><text:line-break/><text:tab/><text:span text:style-name="T8">--remove_unused_columns False \</text:span><text:line-break/><text:tab/><text:span text:style-name="T8">--do_train </text:span><text:span text:style-name="T10">True</text:span><text:span text:style-name="T8">\</text:span><text:line-break/><text:tab/><text:span text:style-name="T8">--do_eval </text:span><text:span text:style-name="T10">True</text:span><text:span text:style-name="T8">\</text:span><text:line-break/><text:tab/><text:span text:style-name="T8">--do_mmlu_eval False \</text:span><text:line-break/><text:tab/><text:span text:style-name="T8">--lora_r 64 \</text:span><text:line-break/><text:tab/><text:span text:style-name="T8">--lora_alpha 16 \</text:span><text:line-break/><text:tab/><text:span text:style-name="T8">--lora_modules all \</text:span><text:line-break/><text:tab/><text:span text:style-name="T8">--double_quant \</text:span><text:line-break/><text:tab/><text:span text:style-name="T8">--quant_type nf4 </text:span><text:span text:style-name="T21">True </text:span><text:span text:style-name="T8">\</text:span><text:line-break/><text:tab/><text:span text:style-name="T8">--bf16 \</text:span><text:line-break/><text:tab/><text:span text:style-name="T8">--bits 4 \</text:span><text:line-break/><text:tab/><text:span text:style-name="T8">--warmup_ratio 0.03 \</text:span><text:line-break/><text:tab/><text:span text:style-name="T8">--lr_scheduler_type constant \</text:span><text:line-break/><text:tab/><text:span text:style-name="T8">--gradient_checkpointing \</text:span><text:line-break/><text:tab/><text:span text:style-name="T8">--dataset data/</text:span><text:span text:style-name="T11">mixed_</text:span><text:span text:style-name="T24">immediately</text:span><text:span text:style-name="T11">_model_datasets</text:span><text:span text:style-name="T26">/</text:span><text:span text:style-name="T27">mixed_</text:span><text:span text:style-name="T29">immediately_</text:span><text:span text:style-name="T30">1</text:span><text:span text:style-name="T29">.jsonl</text:span><text:span text:style-name="T28"> </text:span><text:span text:style-name="T22">\</text:span><text:line-break/><text:tab/><text:span text:style-name="T8">--dataset_format oasst1 \</text:span><text:line-break/><text:tab/><text:span text:style-name="T8">--source_max_len 16 \</text:span><text:line-break/><text:tab/><text:span text:style-name="T8">--target_max_len 512 \</text:span><text:line-break/><text:soft-page-break/><text:tab/><text:span text:style-name="T8">--per_device_train_batch_size 16 \</text:span><text:line-break/><text:tab/><text:span text:style-name="T8">--gradient_accumulation_steps 1 \</text:span><text:line-break/><text:tab/><text:span text:style-name="T8">--max_steps </text:span><text:span text:style-name="T23">5400 </text:span><text:span text:style-name="T25">\</text:span><text:line-break/><text:tab/><text:span text:style-name="T8">--eval_steps </text:span><text:span text:style-name="T23">540</text:span><text:span text:style-name="T21"> </text:span><text:span text:style-name="T8">\</text:span><text:line-break/><text:tab/><text:span text:style-name="T8">--learning_rate 0.0002 \</text:span><text:line-break/><text:tab/><text:span text:style-name="T8">--adam_beta2 0.999 \</text:span><text:line-break/><text:tab/><text:span text:style-name="T8">--max_g</text:span></text:p>
      <text:p text:style-name="P5"><text:span text:style-name="T8">rad_norm 0.3 \</text:span><text:line-break/><text:tab/><text:span text:style-name="T8">--lora_dropout 0.1 \</text:span><text:line-break/><text:tab/><text:span text:style-name="T8">--weight_decay 0.0 \</text:span><text:line-break/><text:tab/><text:span text:style-name="T8">--seed 0 \</text:span><text:line-break/><text:tab/><text:span text:style-name="T8">--report_to wandb</text:span></text:p>
      <text:p text:style-name="P1"><text:span text:style-name="T1"/></text:p>
      <text:p text:style-name="P2"><text:span text:style-name="T2">python3 merge_peft_adapters.py --device cpu --base_model_name_or_path ./models/open_llama_7b_v2 --peft_model_path ./output/</text:span><text:span text:style-name="T3">mixed_</text:span><text:span text:style-name="T5">immediately</text:span><text:span text:style-name="T2">_models/</text:span><text:span text:style-name="T3">mixed_</text:span><text:span text:style-name="T5">immediately</text:span><text:span text:style-name="T2">_model_1/checkpoint-</text:span><text:span text:style-name="T6">5</text:span><text:span text:style-name="T3">000</text:span><text:span text:style-name="T2">/adapter_model --output_dir ./merged_models/</text:span><text:span text:style-name="T3">mixed_</text:span><text:span text:style-name="T5">immediately</text:span><text:span text:style-name="T3">_models/mixed_</text:span><text:span text:style-name="T5">immediately</text:span><text:span text:style-name="T4">_model_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58:32.449872365</meta:creation-date>
    <dc:date>2023-11-04T20:58:21.251988815</dc:date>
    <meta:editing-duration>PT2H51M40S</meta:editing-duration>
    <meta:editing-cycles>5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5" meta:word-count="186" meta:character-count="1484" meta:non-whitespace-character-count="1306"/>
  </office:meta>
</office:document-meta>
</file>